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-BoldMT" svg:font-family="Arial-BoldMT"/>
    <style:font-face style:name="DejaVu Sans" svg:font-family="'DejaVu Sans'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font-size="10pt" style:font-size-asian="10.8999996185303pt" style:font-size-complex="10.8999996185303pt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.8999996185303pt" style:font-size-complex="10.8999996185303pt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.8999996185303pt" style:font-size-complex="10.8999996185303pt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Footer">
      <style:text-properties fo:font-size="6pt" style:font-size-asian="6.5pt" style:font-size-complex="6.5pt"/>
    </style:style>
    <style:style style:name="P6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DejaVu Sans1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DejaVu Sans1" fo:font-size="11pt" style:font-name-asian="ArialMT" style:font-size-asian="11pt" style:font-name-complex="ArialMT" style:font-size-complex="11pt"/>
    </style:style>
    <style:style style:name="P12" style:family="paragraph" style:parent-style-name="Standard">
      <style:paragraph-properties fo:text-align="start" style:justify-single-word="false"/>
      <style:text-properties fo:color="#000000" style:font-name="DejaVu Sans1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DejaVu Sans1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 fo:break-before="page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1cm" fo:margin-bottom="0cm"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9" style:family="paragraph" style:parent-style-name="Standard">
      <style:paragraph-properties fo:margin-top="1cm" fo:margin-bottom="0cm" fo:text-align="start" style:justify-single-word="false" style:text-autospace="none"/>
      <style:text-properties fo:color="#000000" style:font-name="DejaVu Sans1" fo:font-size="11pt" style:font-name-asian="ArialMT" style:font-size-asian="11pt" style:font-name-complex="ArialMT" style:font-size-complex="11pt"/>
    </style:style>
    <style:style style:name="P20" style:family="paragraph" style:parent-style-name="Standard">
      <style:paragraph-properties fo:margin-top="7.999cm" fo:margin-bottom="0cm" fo:text-align="end" style:justify-single-word="false"/>
    </style:style>
    <style:style style:name="P21" style:family="paragraph" style:parent-style-name="Standard">
      <style:paragraph-properties fo:margin-top="0cm" fo:margin-bottom="1cm" fo:text-align="center" style:justify-single-word="false" fo:break-before="page"/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margin-top="2cm" fo:margin-bottom="2cm" fo:text-align="center" style:justify-single-word="false" fo:text-indent="0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top="0.499cm" fo:margin-bottom="0cm" fo:text-align="center" style:justify-single-word="false" style:text-autospace="none"/>
      <style:text-properties fo:color="#000081" style:font-name="DejaVu Sans1" fo:font-size="10pt" style:font-name-asian="ArialMT" style:font-size-asian="10pt" style:font-name-complex="ArialMT" style:font-size-complex="10pt"/>
    </style:style>
    <style:style style:name="P24" style:family="paragraph" style:parent-style-name="Texte_20_2">
      <style:text-properties style:text-position="0% 100%"/>
    </style:style>
    <style:style style:name="P25" style:family="paragraph" style:parent-style-name="Standard">
      <style:paragraph-properties fo:text-align="start" style:justify-single-word="false" fo:break-before="page" style:text-autospace="none"/>
      <style:text-properties fo:color="#000000" style:font-name="DejaVu Sans1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26" style:family="paragraph" style:parent-style-name="Texte_20_1">
      <style:text-properties fo:color="#9999ff" fo:font-weight="bold" style:font-weight-asian="bold" style:font-weight-complex="bold"/>
    </style:style>
    <style:style style:name="P27" style:family="paragraph" style:parent-style-name="Texte_20_1">
      <style:text-properties fo:color="#ff8080" fo:font-weight="bold" style:font-weight-asian="bold" style:font-weight-complex="bold"/>
    </style:style>
    <style:style style:name="P28" style:family="paragraph" style:parent-style-name="Texte_20_1">
      <style:text-properties fo:color="#0066cc" fo:font-weight="bold" style:font-weight-asian="bold" style:font-weight-complex="bold"/>
    </style:style>
    <style:style style:name="P29" style:family="paragraph" style:parent-style-name="Texte_20_1">
      <style:text-properties fo:color="#000080" fo:font-weight="bold" style:font-weight-asian="bold" style:font-weight-complex="bold"/>
    </style:style>
    <style:style style:name="P30" style:family="paragraph" style:parent-style-name="Texte_20_1">
      <style:text-properties fo:color="#e6e64c" fo:font-weight="bold" fo:background-color="transparent" style:font-weight-asian="bold" style:font-weight-complex="bold"/>
    </style:style>
    <style:style style:name="P31" style:family="paragraph" style:parent-style-name="Texte_20_1">
      <style:text-properties fo:color="#008000" fo:font-weight="bold" style:font-weight-asian="bold" style:font-weight-complex="bold"/>
    </style:style>
    <style:style style:name="P32" style:family="paragraph" style:parent-style-name="Texte_20_1">
      <style:text-properties fo:color="#000000" fo:font-weight="normal" style:font-weight-asian="normal" style:font-weight-complex="normal"/>
    </style:style>
    <style:style style:name="P33" style:family="paragraph" style:parent-style-name="Texte_20_1">
      <style:text-properties fo:color="#000000" fo:font-weight="normal" fo:background-color="transparent" style:font-weight-asian="normal" style:font-weight-complex="normal"/>
    </style:style>
    <style:style style:name="P34" style:family="paragraph" style:parent-style-name="Texte_20_1">
      <style:paragraph-properties fo:break-before="page"/>
      <style:text-properties fo:color="#000000" fo:font-weight="normal" style:font-weight-asian="normal" style:font-weight-complex="normal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8" style:family="paragraph" style:parent-style-name="Texte_20_2" style:list-style-name="L1">
      <style:paragraph-properties fo:margin-left="2.501cm" fo:margin-right="0cm" fo:text-indent="-0.635cm" style:auto-text-indent="false"/>
    </style:style>
    <style:style style:name="P39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name-asian="Arial-BoldMT" style:font-weight-asian="bold" style:font-name-complex="Arial-BoldM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DejaVu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position="0% 100%"/>
    </style:style>
    <style:style style:name="T10" style:family="text">
      <style:text-properties style:text-position="0% 100%" style:text-underline-style="solid" style:text-underline-width="auto" style:text-underline-color="font-color"/>
    </style:style>
    <style:style style:name="T11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8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8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66cc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e6e64c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808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9999ff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s1" text:anchor-type="char" svg:x="11.777cm" svg:y="3.598cm" svg:width="4.798cm" svg:height="4.419cm" draw:z-index="0"><draw:image xlink:href="../../ico/oxygen-icons/256x256/apps/qelectrotech.png" xlink:type="simple" xlink:show="embed" xlink:actuate="onLoad"/></draw:frame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/>
          </table:table-cell>
        </table:table-row>
      </table:table>
      <text:p text:style-name="P18">QELECTROTECH</text:p>
      <text:p text:style-name="P7">Guide de démarrage</text:p>
      <text:p text:style-name="P6"/>
      <text:p text:style-name="P21">Ce document est publié sous la licence libre</text:p>
      <text:p text:style-name="P10">Creative Commons-BY-SA :</text:p>
      <text:p text:style-name="P23"><text:a xlink:type="simple" xlink:href="http://creativecommons.org/licenses/by-sa/3.0/deed.fr"><text:span text:style-name="T1">http://creativecommons.org/licenses/by-sa/3.0/deed.fr</text:span></text:a></text:p>
      <text:p text:style-name="P19"><text:span text:style-name="T2">BY : Paternité</text:span>. Vous devez citer le nom de l’auteur original.</text:p>
      <text:p text:style-name="P11"><text:span text:style-name="T2">SA : Partage des Conditions Initiales à l’Identique</text:span>. Si vous</text:p>
      <text:p text:style-name="P11">modifiez, transformez ou adaptez cette création, vous n’avez le droit</text:p>
      <text:p text:style-name="P11">de distribuer la création qui en résulte que sous un contrat identique à</text:p>
      <text:p text:style-name="P11">celui-ci.</text:p>
      <text:p text:style-name="P11">En outre, à chaque réutilisation ou distribution, vous devez faire</text:p>
      <text:p text:style-name="P11">apparaître clairement aux autres les conditions contractuelles de mise</text:p>
      <text:p text:style-name="P11">à disposition de cette création. Chacune de ces conditions peut être</text:p>
      <text:p text:style-name="P11">levée si vous obtenez l’autorisation écrite du titulaire des droits.</text:p>
      <text:p text:style-name="P11"/>
      <text:p text:style-name="P9"/>
      <text:p text:style-name="P14"><text:a xlink:type="simple" xlink:href="http://fr.wikipedia.org/wiki/Documentation_logicielle"><text:span text:style-name="T5">Qu'est ce qu'une documentation logicielle ?</text:span></text:a></text:p>
      <text:p text:style-name="P8">Une documentation logicielle technique est un texte écrit qui explique comment utiliser un logiciel ou une bibliothèque logicielle.</text:p>
      <text:p text:style-name="P8"/>
      <text:p text:style-name="P13"/>
      <text:p text:style-name="P13">Ce document ne détail pas l'utilisation du logiciel en détails, pour plus d'informations, se référer au <text:span text:style-name="T8">Manuel d'utilisation</text:span> de QET.</text:p>
      <text:p text:style-name="P22">Date de publication :<text:span text:style-name="T7"> </text:span><text:span text:style-name="T7"><text:date style:data-style-name="N79" text:date-value="2009-11-24T17:08:41.31" text:fixed="true">mardi 24 novembre 2009</text:date></text:span></text:p>
      <text:p text:style-name="P8"><text:span text:style-name="T4">Version du logiciel QET concernée :</text:span> 0.x</text:p>
      <text:p text:style-name="P16"><text:span text:style-name="T6">Auteur du document : Cyril Frausti &lt;</text:span><text:a xlink:type="simple" xlink:href="mailto:cyril.frausti@gmail.com"><text:span text:style-name="T6">cyril.frausti@gmail.com</text:span></text:a><text:span text:style-name="T6">&gt;</text:span></text:p>
      <text:p text:style-name="P9">Site internet du projet : <text:a xlink:type="simple" xlink:href="http://qelectrotech.org/">http://qelectrotech.org</text:a></text:p>
      <text:p text:style-name="P12"/>
      <text:p text:style-name="P15"/>
      <text:p text:style-name="P17"/>
      <text:p text:style-name="P15"/>
      <text:table-of-content text:style-name="Sect1" text:protected="true" text:name="Table des matières1">
        <text:table-of-content-source text:outline-level="10">
          <text:index-title-template text:style-name="Contents_20_Heading">Plan du docum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Plan du document</text:p>
          </text:index-title>
          <text:p text:style-name="P36"><text:s/>1 Introduction<text:tab/>4</text:p>
          <text:p text:style-name="P37"><text:s/>1.1 A qui s'adresse ce document ?<text:tab/>4</text:p>
          <text:p text:style-name="P37"><text:s/>1.2 Présentation du logiciel<text:tab/>4</text:p>
          <text:p text:style-name="P37"><text:s/>1.3 Ou obtenir la dernière version ?<text:tab/>4</text:p>
          <text:p text:style-name="P37"><text:s/>1.4 Comment installer QET ?<text:tab/>4</text:p>
          <text:p text:style-name="P36"><text:s/>2 Présentation de l'organisation graphique<text:tab/>5</text:p>
          <text:p text:style-name="P36"><text:s/>3 Gestion de projets et schémas<text:tab/>6</text:p>
          <text:p text:style-name="P37"><text:s/>3.1 Création d'un projet<text:tab/>6</text:p>
          <text:p text:style-name="P37"><text:s/>3.2 Propriétés du projet<text:tab/>6</text:p>
          <text:p text:style-name="P37"><text:s/>3.3 Éditeur de schémas<text:tab/>6</text:p>
          <text:p text:style-name="P37"><text:s/>3.4 Ajout suppression d'un schéma<text:tab/>6</text:p>
          <text:p text:style-name="P37"><text:s/>3.5 Propriétés du schéma<text:tab/>6</text:p>
          <text:p text:style-name="P36"><text:s/>4 Gestion des éléments<text:tab/>6</text:p>
          <text:p text:style-name="P37"><text:s/>4.1 Catégories<text:tab/>6</text:p>
          <text:p text:style-name="P37"><text:s/>4.2 Éditeur d'éléments<text:tab/>6</text:p>
          <text:p text:style-name="P36"><text:s/>5 Exemple de projets<text:tab/>6</text:p>
          <text:p text:style-name="P36"><text:s/>6 Références<text:tab/>6</text:p>
        </text:index-body>
      </text:table-of-content>
      <text:p text:style-name="P15"/>
      <text:h text:style-name="P35" text:outline-level="1">Introduction</text:h>
      <text:h text:style-name="Heading_20_2" text:outline-level="2">A qui s'adresse ce document ?</text:h>
      <text:p text:style-name="Texte_20_2">Ce document s'adresse à toutes les personnes souhaitant utiliser QET, et <text:s/>avoir un rapide aperçu des possibilités du logiciel.</text:p>
      <text:p text:style-name="Texte_20_2">Que l'on soit professionnel, enseignant ,amateur ou bien curieux, QET est fait pour vous.</text:p>
      <text:h text:style-name="Heading_20_2" text:outline-level="2">Présentation du logiciel</text:h>
      <text:p text:style-name="Texte_20_2">QELECTROTECH ou QET est un <text:a xlink:type="simple" xlink:href="http://fr.wikipedia.org/wiki/Logiciel_libre">logiciel libre</text:a> permettant de réaliser des <text:span text:style-name="T3">schémas électrique</text:span>. Il rentre dans le cadre des logiciels de DAO (Dessin Assisté par Ordinateur).</text:p>
      <text:p text:style-name="Texte_20_2"/>
      <text:p text:style-name="Texte_20_2">Il est distribué sous licence <text:a xlink:type="simple" xlink:href="http://www.gnu.org/licenses/gpl-2.0.html">GNU/GPL version 2</text:a>, pour faire court il permet d'être exécuté et utilisé par tous sans frais. Pour plus de détails se référer à la licence.</text:p>
      <text:p text:style-name="Texte_20_2"/>
      <text:p text:style-name="Texte_20_2">il est dit multiplateforme car il fonctionne sous MSwindows, GNU/Linux et MacosX<text:span text:style-name="T9">.</text:span></text:p>
      <text:p text:style-name="P24"/>
      <text:p text:style-name="Texte_20_2"><text:span text:style-name="T9">Concernant l'applicatif, c'est un outil puissant et intuitif pour la mise au propre de </text:span><text:span text:style-name="T10">schémas multifilaires et unifilaires</text:span><text:span text:style-name="T9">.</text:span></text:p>
      <text:p text:style-name="P24">Il permettra facilement de créer le schéma électrique d'une maison individuelle dans le cadre du contrôle consuel par exemple.</text:p>
      <text:p text:style-name="P24">Les électrotechniciens pourront créer des schémas de machine et les automaticiens des grafcets et langage ladder...</text:p>
      <text:h text:style-name="Heading_20_2" text:outline-level="2">Ou obtenir la dernière version ?</text:h>
      <text:p text:style-name="Texte_20_2">De préférence utilisez toujours la version dite « Stable » qui signifie que la version est de qualité et prête à une utilisation courante.</text:p>
      <text:p text:style-name="Texte_20_2">En ce qui concerne les autres versions, les testeurs sont les bienvenues pour aider à remonter les éventuels problèmes.</text:p>
      <text:p text:style-name="Texte_20_2"/>
      <text:p text:style-name="Texte_20_2">La dernière version est disponible sur internet à l'adresse :</text:p>
      <text:p text:style-name="Texte_20_2"><text:a xlink:type="simple" xlink:href="http://qelectrotech.org/download.html">http://qelectrotech.org/download.html</text:a></text:p>
      <text:p text:style-name="Texte_20_2">une fois sur cette page et selon votre système d'exploitation (MSwindows, GNU/Linux, MacosX<text:span text:style-name="T9">), il vous faudra choisir le lien.</text:span></text:p>
      <text:h text:style-name="Heading_20_2" text:outline-level="2">Comment installer QET ?</text:h>
      <text:p text:style-name="Texte_20_2">Cela dépend de votre système d'exploitation bien évidemment, prenons l'exemple de Mswindows<text:span text:style-name="T9">:</text:span></text:p>
      <text:p text:style-name="Texte_20_2">Deux formats sont disponibles :</text:p>
      <text:p text:style-name="Texte_20_2"/>
      <text:list xml:id="list36436612" text:style-name="L1">
        <text:list-item>
          <text:p text:style-name="P38">Une archive (.zip) qui contient tous les éléments nécessaires au fonctionnement de QET.</text:p>
        </text:list-item>
        <text:list-item>
          <text:p text:style-name="P38">Une exécutable (.exe) qui se chargera d'installer les fichiers en automatique.</text:p>
        </text:list-item>
      </text:list>
      <text:p text:style-name="P13"/>
      <text:p text:style-name="P25"/>
      <text:h text:style-name="Heading_20_1" text:outline-level="1">Présentation de l'organisation graphique</text:h>
      <text:p text:style-name="Texte_20_1">QET se veut ergonomique, pour que l'utilisateur puissent l'utiliser rapidement et simplement.</text:p>
      <text:p text:style-name="Texte_20_1"/>
      <text:p text:style-name="Texte_20_1">Voici les principales zones du logiciel :</text:p>
      <text:p text:style-name="Texte_20_1"/>
      <text:p text:style-name="Texte_20_1"><draw:frame draw:style-name="fr3" draw:name="images3" text:anchor-type="paragraph" svg:width="14.09cm" svg:height="11.531cm" draw:z-index="2"><draw:image xlink:href="../pictures/main.png" xlink:type="simple" xlink:show="embed" xlink:actuate="onLoad" draw:filter-name="&lt;Tous les formats&gt;"/></draw:frame><draw:rect text:anchor-type="paragraph" draw:z-index="8" draw:style-name="gr6" draw:text-style-name="P39" svg:width="14.089cm" svg:height="0.511cm" svg:x="1.453cm" svg:y="0cm"><text:p/></draw:rect><draw:rect text:anchor-type="paragraph" draw:z-index="7" draw:style-name="gr5" draw:text-style-name="P39" svg:width="14.089cm" svg:height="0.544cm" svg:x="1.453cm" svg:y="0.647cm"><text:p/></draw:rect><draw:rect text:anchor-type="paragraph" draw:z-index="6" draw:style-name="gr4" draw:text-style-name="P39" svg:width="6.628cm" svg:height="0.832cm" svg:x="5.473cm" svg:y="1.36cm"><text:p/></draw:rect><draw:rect text:anchor-type="paragraph" draw:z-index="5" draw:style-name="gr3" draw:text-style-name="P39" svg:width="3.746cm" svg:height="9.801cm" svg:x="1.453cm" svg:y="1.36cm"><text:p/></draw:rect><draw:rect text:anchor-type="paragraph" draw:z-index="4" draw:style-name="gr2" draw:text-style-name="P39" svg:width="3.167cm" svg:height="9.801cm" svg:x="12.375cm" svg:y="1.36cm"><text:p/></draw:rect><draw:rect text:anchor-type="paragraph" draw:z-index="3" draw:style-name="gr1" draw:text-style-name="P39" svg:width="6.836cm" svg:height="8.778cm" svg:x="5.38cm" svg:y="2.383cm"><text:p/></draw:rect></text:p>
      <text:p text:style-name="P26">Menu standard</text:p>
      <text:p text:style-name="P32"/>
      <text:p text:style-name="P27">Barre de menu</text:p>
      <text:p text:style-name="P32"/>
      <text:p text:style-name="P28">Panel d'éléments</text:p>
      <text:p text:style-name="P32"/>
      <text:p text:style-name="P30">Onglets Projets/Schémas</text:p>
      <text:p text:style-name="P33"/>
      <text:p text:style-name="P29">Zone de travail/Schéma</text:p>
      <text:p text:style-name="P32"/>
      <text:p text:style-name="P31">Historique des actions effectuées</text:p>
      <text:p text:style-name="P32"/>
      <text:p text:style-name="P32"/>
      <text:p text:style-name="P34"/>
      <text:h text:style-name="Heading_20_1" text:outline-level="1">Gestion de projets et schémas</text:h>
      <text:h text:style-name="Heading_20_2" text:outline-level="2">Création d'un projet</text:h>
      <text:p text:style-name="Texte_20_2">A l'ouverture du logiciel on se trouve sous un projet vide, que l'on pourra enregistrer par la suite.</text:p>
      <text:p text:style-name="Texte_20_2">On peut en cliquant sur l'icône de la barre de menu : <draw:frame draw:style-name="fr2" draw:name="images2" text:anchor-type="as-char" svg:y="-0.587cm" svg:width="0.621cm" svg:height="0.621cm" draw:z-index="1"><draw:image xlink:href="../../ico/22x22/document-new.png" xlink:type="simple" xlink:show="embed" xlink:actuate="onLoad"/></draw:frame> créer un projet.</text:p>
      <text:p text:style-name="Texte_20_2">Ou de part le menu : Fichier → Nouveau (ctrl+N).</text:p>
      <text:h text:style-name="Heading_20_2" text:outline-level="2">Propriétés du projet</text:h>
      <text:p text:style-name="Texte_20_2">Les propriétés du projets sont éditables de part le menu :</text:p>
      <text:p text:style-name="Texte_20_2">Projet → Propriétés du projet.</text:p>
      <text:p text:style-name="Texte_20_2"/>
      <text:p text:style-name="Texte_20_2">- Titre du projet (exemple : MonElecMaison)</text:p>
      <text:p text:style-name="Texte_20_2">- Propriétés générales à appliquer au nouveau schéma(dimension, type, <text:s/>information du cartouche ...)</text:p>
      <text:h text:style-name="Heading_20_2" text:outline-level="2">Éditeur de schémas</text:h>
      <text:h text:style-name="Heading_20_2" text:outline-level="2">Ajout suppression d'un schéma</text:h>
      <text:h text:style-name="Heading_20_2" text:outline-level="2">Propriétés du schéma</text:h>
      <text:p text:style-name="P13"/>
      <text:h text:style-name="Heading_20_1" text:outline-level="1">Gestion des éléments</text:h>
      <text:h text:style-name="Heading_20_2" text:outline-level="2">Catégories</text:h>
      <text:h text:style-name="Heading_20_2" text:outline-level="2">Éditeur d'éléments</text:h>
      <text:p text:style-name="P13"/>
      <text:h text:style-name="Heading_20_1" text:outline-level="1">Exemple de projets</text:h>
      <text:p text:style-name="P13"/>
      <text:h text:style-name="Heading_20_1" text:outline-level="1">Réfé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-BoldMT" svg:font-family="Arial-BoldMT"/>
    <style:font-face style:name="DejaVu Sans" svg:font-family="'DejaVu Sans'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1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e_20_1" style:default-outline-level="1" style:class="text" style:master-page-name="">
      <style:paragraph-properties style:page-number="auto" fo:background-color="transparent" fo:padding="0cm" fo:border-left="none" fo:border-right="none" fo:border-top="none" fo:border-bottom="0.002cm solid #0000ff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e_20_2" style:default-outline-level="2" style:class="text">
      <style:paragraph-properties fo:background-color="transparent">
        <style:tab-stops/>
        <style:background-image/>
      </style:paragraph-properties>
      <style:text-properties fo:font-size="13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exte_20_1" style:display-name="Texte 1" style:family="paragraph" style:default-outline-level="" style:list-style-name="" style:class="text">
      <style:paragraph-properties fo:margin-left="1cm" fo:margin-right="0cm" fo:text-indent="0cm" style:auto-text-indent="false"/>
    </style:style>
    <style:style style:name="Texte_20_2" style:display-name="Texte 2" style:family="paragraph" style:default-outline-level="" style:list-style-name="" style:class="text">
      <style:paragraph-properties fo:margin-left="2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09cm" fo:text-indent="-0.109cm" fo:margin-left="0.109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2cm" fo:text-indent="0.88cm" fo:margin-left="0.12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B" style:family="table-column">
      <style:table-column-properties style:column-width="5.666cm" style:rel-column-width="21844*"/>
    </style:style>
    <style:style style:name="Tableau2.C" style:family="table-column">
      <style:table-column-properties style:column-width="5.666cm" style:rel-column-width="21846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Table_20_Contents">
      <style:text-properties fo:font-size="10pt" style:font-size-asian="10.8999996185303pt" style:font-size-complex="10.8999996185303pt"/>
    </style:style>
    <style:style style:name="MP2" style:family="paragraph" style:parent-style-name="Table_20_Contents">
      <style:paragraph-properties fo:text-align="center" style:justify-single-word="false"/>
      <style:text-properties fo:font-size="10pt" style:font-size-asian="10.8999996185303pt" style:font-size-complex="10.8999996185303pt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.8999996185303pt" style:font-size-complex="10.8999996185303pt"/>
    </style:style>
    <style:style style:name="MP4" style:family="paragraph" style:parent-style-name="Footer">
      <style:text-properties fo:font-size="6pt" style:font-size-asian="6.5pt" style:font-size-complex="6.5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QELECTROTECH</text:p>
            </table:table-cell>
            <table:table-cell table:style-name="Tableau2.A1" office:value-type="string">
              <text:p text:style-name="MP2">Guide de démarrage</text:p>
              <text:p text:style-name="MP2"><text:date style:data-style-name="N37" text:date-value="2009-11-24T17:08:31.46" text:fixed="true">24/11/09</text:date></text:p>
            </table:table-cell>
            <table:table-cell table:style-name="Tableau2.A1" office:value-type="string">
              <text:p text:style-name="MP3">page <text:page-number text:select-page="current">6</text:page-number> / <text:page-count>6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yril Frausti</meta:initial-creator>
    <meta:creation-date>2009-11-05T09:38:39</meta:creation-date>
    <meta:generator>OpenOffice.org/3.1$Win32 OpenOffice.org_project/310m19$Build-9420</meta:generator>
    <meta:editing-cycles>46</meta:editing-cycles>
    <meta:editing-duration>PT08H04M48S</meta:editing-duration>
    <dc:title>QuickStart_QET_fr</dc:title>
    <dc:description>Guide de démarrage du logiciel</dc:description>
    <dc:date>2009-11-24T17:16:30.50</dc:date>
    <dc:creator>Cyril Frausti</dc:creator>
    <meta:document-statistic meta:table-count="2" meta:image-count="3" meta:object-count="0" meta:page-count="6" meta:paragraph-count="92" meta:word-count="730" meta:character-count="465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Etablissement du modèle de document QuickStart." VL:creator="Cyril Frausti" dc:date-time="2009-11-05T14:02:47"/>
  <VL:version-entry VL:title="Version2" VL:comment="+ Présentation du graphique&#10;+ début de la gestion projet/schéma" VL:creator="Cyril Frausti" dc:date-time="2009-11-24T17:16:31"/>
</VL:version-list>
</file>